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0835in" loext:contextual-spacing="false" fo:line-height="114%" fo:padding="0in" fo:border="none"/>
    </style:style>
    <style:style style:name="P3"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4" style:family="paragraph" style:parent-style-name="Standard" style:list-style-name="WWNum1">
      <style:paragraph-properties fo:margin-left="0.3335in" fo:margin-right="0in" fo:margin-top="0in" fo:margin-bottom="0in" loext:contextual-spacing="false" fo:line-height="114%" fo:text-indent="-0.25in" style:auto-text-indent="false" fo:padding="0in" fo:border="none"/>
    </style:style>
    <style:style style:name="P5" style:family="paragraph" style:parent-style-name="Standard" style:list-style-name="WWNum3">
      <style:paragraph-properties fo:margin-left="0.3335in" fo:margin-right="0in" fo:margin-top="0in" fo:margin-bottom="0in" loext:contextual-spacing="false" fo:line-height="114%" fo:text-indent="-0.25in" style:auto-text-indent="false" fo:padding="0in" fo:border="none"/>
    </style:style>
    <style:style style:name="P6" style:family="paragraph" style:parent-style-name="Standard" style:list-style-name="WWNum3">
      <style:paragraph-properties fo:margin-left="0.3335in" fo:margin-right="0in" fo:margin-top="0in" fo:margin-bottom="0in" loext:contextual-spacing="false" fo:line-height="114%" fo:text-indent="-0.25in" style:auto-text-indent="false" fo:padding="0in" fo:border="none"/>
    </style:style>
    <style:style style:name="P7" style:family="paragraph" style:parent-style-name="Standard" style:list-style-name="WWNum1">
      <style:paragraph-properties fo:margin-left="0.3335in" fo:margin-right="0in" fo:margin-top="0in" fo:margin-bottom="0.0835in" loext:contextual-spacing="false" fo:line-height="114%" fo:text-indent="-0.25in" style:auto-text-indent="false" fo:padding="0in" fo:border="none"/>
    </style:style>
    <style:style style:name="P8" style:family="paragraph" style:parent-style-name="Standard" style:list-style-name="WWNum3">
      <style:paragraph-properties fo:margin-left="0.3335in" fo:margin-right="0in" fo:margin-top="0in" fo:margin-bottom="0.0835in" loext:contextual-spacing="false" fo:line-height="114%" fo:text-indent="-0.25in" style:auto-text-indent="false" fo:padding="0in" fo:border="none"/>
    </style:style>
    <style:style style:name="P9" style:family="paragraph" style:parent-style-name="Standard">
      <style:paragraph-properties fo:margin-top="0.0835in" fo:margin-bottom="0.1665in" loext:contextual-spacing="false" fo:line-height="114%" fo:padding="0in" fo:border="none"/>
    </style:style>
    <style:style style:name="P10"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12" style:family="paragraph" style:parent-style-name="Heading_20_3">
      <style:paragraph-properties fo:margin-top="0in" fo:margin-bottom="0.0835in" loext:contextual-spacing="false" fo:line-height="114%" fo:padding="0in" fo:border="none"/>
    </style:style>
    <style:style style:name="P13" style:family="paragraph" style:parent-style-name="Heading_20_3" style:master-page-name="Standard">
      <style:paragraph-properties fo:margin-top="0in" fo:margin-bottom="0.0835in" loext:contextual-spacing="false" fo:line-height="114%" style:page-number="1" fo:padding="0in" fo:border="none"/>
    </style:style>
    <style:style style:name="T1"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2"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3" style:family="text">
      <style:text-properties fo:color="#1b1c1d" style:font-name="Google Sans Text" fo:font-size="12pt" fo:font-style="normal" style:font-name-asian="Google Sans Text1" style:font-size-asian="12pt" style:font-style-asian="normal" style:font-name-complex="Google Sans Text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azio Concettuale Analogico e Rappresentazione Vettoriale</text:span></text:p>
      <text:p text:style-name="P1"><text:span text:style-name="T2">Obiettivi del Progetto:</text:span></text:p>
      <text:p text:style-name="P2"><text:span text:style-name="T3">Il progetto mira a sviluppare un approccio per comprendere e analizzare le trasformazioni all'interno del sistema MIU, spostandosi da una rappresentazione basata su stringhe (spazio semantico) a uno spazio concettuale analogico. Gli obiettivi specifici includono:</text:span></text:p>
      <text:list xml:id="list617217017" text:style-name="WWNum1">
        <text:list-item>
          <text:p text:style-name="P3"><text:span text:style-name="T2">Rappresentazione Vettoriale:</text:span><text:span text:style-name="T3"> Rappresentare le trasformazioni MIU (o la relazione tra una stringa iniziale e una stringa target) come vettori in uno spazio matematico multidimensionale.</text:span></text:p>
        </text:list-item>
        <text:list-item>
          <text:p text:style-name="P3"><text:span text:style-name="T2">Inferenza Caratteristica:</text:span><text:span text:style-name="T3"> Utilizzare questo spazio vettoriale per inferire caratteristiche delle trasformazioni (come la "facilità" o la "probabilità" di raggiungibilità) senza la necessità di un'esplorazione esaustiva dell'intero spazio degli stati MIU.</text:span></text:p>
        </text:list-item>
        <text:list-item>
          <text:p text:style-name="P3"><text:span text:style-name="T2">Analogie Vettoriali:</text:span><text:span text:style-name="T3"> Sfruttare la struttura dello spazio vettoriale (distanze, angoli tra i vettori) per identificare e visualizzare "analogie" tra diverse trasformazioni.</text:span></text:p>
        </text:list-item>
        <text:list-item>
          <text:p text:style-name="P7"><text:span text:style-name="T2">Spazio Concettuale Analogico:</text:span><text:span text:style-name="T3"> Costruire uno spazio in cui le relazioni geometriche tra i vettori (distanze e direzioni) riflettano in modo significativo le "somiglianze" o le "relazioni concettuali" sottostanti alle trasformazioni stesse.</text:span></text:p>
        </text:list-item>
      </text:list>
      <text:p text:style-name="P9"><text:span text:style-name="T2">Costruzione della Rappresentazione Vettoriale:</text:span></text:p>
      <text:p text:style-name="P1"><text:span text:style-name="T3">Per ogni trasformazione da una stringa iniziale (sinizio​) a una stringa target (starget​), ottenuta tramite una sequenza di applicazioni delle regole MIU, viene proposto un vettore v con le seguenti componenti:</text:span></text:p>
      <text:p text:style-name="P1"><text:span text:style-name="T3">v=(Numero di passi Distanza di Levenshtein(sinizio​,starget​) Conteggio regola 1 (termina con ’I’ -&gt; aggiungi ’U’) Conteggio regola 2 (’Mx’ -&gt; ’Mxx’) Conteggio regola 3 (’III’ -&gt; ’U’) Conteggio regola 4 (’UU’ -&gt; elimina) Tempo impiegato per la ricerca (opzionale)​)</text:span></text:p>
      <text:p text:style-name="P1"><text:span text:style-name="T3">Questo vettore v rappresenta un punto in uno spazio vettoriale a 7 dimensioni (o meno, se la componente del tempo viene omessa o gestita diversamente). Ogni punto in questo spazio descrive una specifica relazione di trasformazione tra due stringhe MIU.</text:span></text:p>
      <text:p text:style-name="P12"><text:span text:style-name="T1">Direzioni dei Vettori e Somiglianze Concettuali</text:span></text:p>
      <text:p text:style-name="P1"><text:span text:style-name="T3">Riguardo alla sensazione che le direzioni dei vettori possano riflettere le somiglianze o le relazioni concettuali sottostanti alle trasformazioni, questa è un'intuizione fondamentale e desiderabile per la costruzione di uno spazio concettuale analogico.</text:span></text:p>
      <text:p text:style-name="P1"><text:span text:style-name="T2">Ragionamento alla base di questa sensazione:</text:span></text:p>
      <text:p text:style-name="P2"><text:span text:style-name="T3">La costruzione del vettore v è intrinsecamente progettata per catturare aspetti delle trasformazioni che riteniamo semanticamente o concettualmente significativi.</text:span></text:p>
      <text:list xml:id="list2341453258" text:style-name="WWNum2">
        <text:list-item>
          <text:p text:style-name="P10"><text:span text:style-name="T2">Componenti Proporzionali:</text:span><text:span text:style-name="T3"> Se due trasformazioni sono "simili" nel loro effetto (ad esempio, entrambe aumentano la lunghezza della stringa di una quantità simile e utilizzano in proporzione le stesse regole), le componenti dei loro rispettivi vettori v saranno proporzionalmente simili. Vettori con componenti proporzionali tendono a puntare nella stessa direzione nello spazio vettoriale.</text:span></text:p>
        </text:list-item>
        <text:list-item>
          <text:p text:style-name="P11"><text:span text:style-name="T2">Riflessione delle Caratteristiche:</text:span><text:span text:style-name="T3"> Ogni componente del vettore è una metrica diretta di una caratteristica della trasformazione (numero di passi, distanza strutturale, frequenza d'uso di specifiche regole, costo computazionale). Pertanto, la "somiglianza" in queste caratteristiche si traduce direttamente in "vicinanza" o "allineamento" dei vettori nello spazio. Ad esempio, trasformazioni che sono concettualmente "espansive" (aumentano molto la lunghezza) e che si basano sulla regola 2 (M x -&gt; M xx) avranno vettori con valori elevati per le componenti di lunghezza e conteggio della regola 2, e tenderanno a raggrupparsi e puntare in direzioni simili.</text:span></text:p>
        </text:list-item>
      </text:list>
      <text:p text:style-name="P9"><text:span text:style-name="T2">Evidenza e Validazione:</text:span></text:p>
      <text:p text:style-name="P2"><text:span text:style-name="T3">Allo stato attuale, la corrispondenza tra le direzioni dei vettori e le somiglianze concettuali è una </text:span><text:span text:style-name="T2">costruzione intenzionale</text:span><text:span text:style-name="T3"> basata sulla scelta delle componenti del vettore. Per suffragare questa sensazione con evidenza empirica, sarà necessario:</text:span></text:p>
      <text:list xml:id="list651787382" text:style-name="WWNum3">
        <text:list-item>
          <text:p text:style-name="P5"><text:span text:style-name="T2">Generare Dati:</text:span><text:span text:style-name="T3"> Acquisire un numero significativo di vettori v da diverse trasformazioni MIU (o coppie di stringhe raggiungibili).</text:span></text:p>
        </text:list-item>
        <text:list-item>
          <text:p text:style-name="P5"><text:span text:style-name="T2">Analisi Spaziale:</text:span><text:span text:style-name="T3"> Analizzare la distribuzione di questi vettori nello spazio multidimensionale.</text:span></text:p>
        </text:list-item>
        <text:list-item>
          <text:p text:style-name="P8"><text:span text:style-name="T2">Correlazione:</text:span><text:span text:style-name="T3"> Cercare correlazioni tra la "vicinanza" vettoriale (misurata tramite angoli tra vettori o distanze euclidee) e le somiglianze che possono essere identificate a un livello più intuitivo o strutturale delle stringhe e delle regole applicate.</text:span></text:p>
        </text:list-item>
      </text:list>
      <text:p text:style-name="P9"><text:span text:style-name="T3">In sintesi, la tua intuizione è corretta: la struttura del vettore è pensata per far sì che le direzioni riflettano le somiglianze concettuali. La validazione di questa ipotesi avverrà attraverso l'analisi dei dati che verranno genera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3" meta:word-count="562" meta:character-count="4518" meta:non-whitespace-character-count="3618"/>
    <meta:generator>LibreOfficeDev/6.0.5.2$Linux_X86_64 LibreOffice_project/</meta:generator>
  </office:meta>
</office:document-meta>
</file>